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" svg:font-family="'Gill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Courier" fo:font-size="10pt" fo:font-style="italic" style:font-size-asian="10pt" style:font-style-asian="italic" style:font-size-complex="10pt" style:font-style-complex="italic"/>
    </style:style>
    <style:style style:name="P2" style:family="paragraph" style:parent-style-name="Standard">
      <style:paragraph-properties fo:line-height="150%"/>
      <style:text-properties style:font-name="Courier" fo:font-size="11pt" style:font-size-asian="11pt" style:font-size-complex="11pt"/>
    </style:style>
    <style:style style:name="P3" style:family="paragraph" style:parent-style-name="Standard">
      <style:paragraph-properties fo:line-height="150%"/>
      <style:text-properties style:font-name="Courier" fo:font-size="9pt" fo:font-style="italic" style:font-size-asian="9pt" style:font-style-asian="italic" style:font-size-complex="9pt" style:font-style-complex="italic"/>
    </style:style>
    <style:style style:name="P4" style:family="paragraph" style:parent-style-name="Standard">
      <style:paragraph-properties fo:line-height="200%"/>
      <style:text-properties style:font-name="Georgia" fo:font-size="12pt" style:font-size-asian="12pt" style:font-size-complex="12pt"/>
    </style:style>
    <style:style style:name="P5" style:family="paragraph" style:parent-style-name="Standard">
      <style:text-properties style:font-name="Gill Sans"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>
      <style:text-properties style:font-name="Gill Sans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line-height="200%"/>
      <style:text-properties style:font-name="Georgia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hese morning hills</text:p>
      <text:p text:style-name="P6"/>
      <text:p text:style-name="P3"/>
      <text:p text:style-name="P2"/>
      <text:p text:style-name="P2"/>
      <text:p text:style-name="P4">Those who are gone often return to wander through my words,</text:p>
      <text:p text:style-name="P4">they pause by a phrase for coffee, chat or sit at the end of lines;</text:p>
      <text:p text:style-name="P4">the sounds of paper, the smell of memories follow them.</text:p>
      <text:p text:style-name="P4"/>
      <text:p text:style-name="P4">So I go, write back to the old place, down through the years'</text:p>
      <text:p text:style-name="P4">dust-full rooms, discover the drawer of dreams ready </text:p>
      <text:p text:style-name="P4">open on those blue black hills, watch the smooth night-fall's </text:p>
      <text:p text:style-name="P4"/>
      <text:p text:style-name="P4">ink spill cobalt on a Shanendoah of stars.</text:p>
      <text:p text:style-name="P4">Sleepless, in the dreamless dark, I am a cypher</text:p>
      <text:p text:style-name="P4"><text:s/>for those who are gone. I think I know them, but</text:p>
      <text:p text:style-name="P4"/>
      <text:p text:style-name="P4">they have this ways slow startle, like the dawn's </text:p>
      <text:p text:style-name="P4">bare light lacing through this stand of larch. On the path <text:s/></text:p>
      <text:p text:style-name="P4">ahead I can hear the chuff of deer munching sassafras.</text:p>
      <text:p text:style-name="P4"/>
      <text:p text:style-name="P4">Those who are gone are leaving now; <text:s/>gentled, </text:p>
      <text:p text:style-name="P4">ghosted away by the sweet birch sway.</text:p>
      <text:p text:style-name="P4"/>
      <text:p text:style-name="P4">I must tend to these lines; <text:s/></text:p>
      <text:p text:style-name="P4">the tulip trees are beginning to s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1" svg:font-family="'Lucida Sans'"/>
    <style:font-face style:name="Courier" svg:font-family="Courier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" svg:font-family="'Gill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count-empty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Courier"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jR Dec 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y Arr</meta:initial-creator>
    <meta:creation-date>2010-11-19T12:40:56</meta:creation-date>
    <meta:printed-by>Jay Arr</meta:printed-by>
    <meta:print-date>2010-12-09T14:48:43</meta:print-date>
    <dc:date>2010-12-09T14:55:04</dc:date>
    <dc:creator>Jay Arr</dc:creator>
    <meta:editing-duration>PT37H27M36S</meta:editing-duration>
    <meta:editing-cycles>31</meta:editing-cycles>
    <meta:generator>OpenOffice.org/3.2$Unix OpenOffice.org_project/320m18$Build-9502</meta:generator>
    <meta:document-statistic meta:table-count="0" meta:image-count="0" meta:object-count="0" meta:page-count="1" meta:paragraph-count="18" meta:word-count="159" meta:character-count="839"/>
  </office:meta>
</office:document-meta>
</file>